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8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3.73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1.679cm"/>
    </style:style>
    <style:style style:name="co18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3.134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663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3.19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1.886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2.191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2.801cm"/>
    </style:style>
    <style:style style:name="co33" style:family="table-column">
      <style:table-column-properties fo:break-before="auto" style:column-width="4.634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17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8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 style:data-style-name="N113">
      <style:text-properties fo:font-weight="bold" style:font-weight-asian="bold" style:font-weight-complex="bold"/>
    </style:style>
    <style:style style:name="ce53" style:family="table-cell" style:parent-style-name="Default" style:data-style-name="N113"/>
    <style:style style:name="ce54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2"/>
    <style:style style:name="ce5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cm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1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25, 17:00</text:p>
          </table:table-cell>
          <table:table-cell/>
          <table:table-cell table:style-name="ce20" office:value-type="string">
            <text:p>March 25, 17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2"/>
          <table:table-cell table:style-name="ce27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3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4" office:value-type="string">
            <text:p>Disabl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4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4" office:value-type="string">
            <text:p>Two tests fail</text:p>
          </table:table-cell>
          <table:table-cell table:style-name="ce16"/>
          <table:table-cell table:style-name="ce24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4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5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4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4" office:value-type="string">
            <text:p>Causes OutOfMemory; ignored</text:p>
          </table:table-cell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4"/>
          <table:table-cell table:style-name="ce11"/>
          <table:table-cell table:style-name="ce24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4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4"/>
          <table:table-cell table:style-name="ce29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16"/>
          <table:table-cell table:style-name="ce24" office:value-type="string">
            <text:p>Syntax error</text:p>
          </table:table-cell>
          <table:table-cell table:style-name="ce16"/>
          <table:table-cell table:style-name="ce24" office:value-type="string">
            <text:p>Syntax error</text:p>
          </table:table-cell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4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17"/>
          <table:table-cell table:style-name="ce24"/>
          <table:table-cell table:style-name="ce17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4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4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8"/>
          <table:table-cell table:style-name="ce26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20"/>
        <table:table-column table:style-name="co10" table:default-cell-style-name="ce43"/>
        <table:table-column table:style-name="co10" table:default-cell-style-name="ce20"/>
        <table:table-column table:style-name="co11" table:default-cell-style-name="ce19"/>
        <table:table-column table:style-name="co7" table:default-cell-style-name="ce19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1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21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Assignmnent operators</text:p>
          </table:table-cell>
          <table:table-cell table:style-name="ce39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1"/>
          <table:table-cell table:style-name="ce42"/>
          <table:table-cell table:number-columns-repeated="1020"/>
        </table:table-row>
        <table:table-row table:style-name="ro1">
          <table:table-cell table:style-name="ce36"/>
          <table:table-cell table:style-name="ce36" office:value-type="string">
            <text:p>Fail gracefully (we need more robustness tests)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85">
            <text:p>8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5"/>
          <table:table-cell table:style-name="ce35" office:value-type="string">
            <text:p>- join</text:p>
          </table:table-cell>
          <table:table-cell table:style-name="ce38" office:value-type="float" office:value="0.2">
            <text:p>0.2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Tijs /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1017"/>
        </table:table-row>
        <table:table-row table:style-name="ro1">
          <table:table-cell table:style-name="ce36" table:number-columns-repeated="2"/>
          <table:table-cell table:style-name="ce39"/>
          <table:table-cell table:style-name="ce45"/>
          <table:table-cell table:style-name="ce39"/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Unify message strings for each exception type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Tijs</text:p>
          </table:table-cell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1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1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1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>
            <text:p>Total</text:p>
          </table:table-cell>
          <table:table-cell table:style-name="ce21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3"/>
        <table:table-column table:style-name="co7" table:default-cell-style-name="ce55"/>
        <table:table-column table:style-name="co13" table:default-cell-style-name="ce53"/>
        <table:table-column table:style-name="co14" table:default-cell-style-name="ce56"/>
        <table:table-column table:style-name="co15" table:default-cell-style-name="ce53"/>
        <table:table-column table:style-name="co16" table:default-cell-style-name="ce56"/>
        <table:table-column table:style-name="co17" table:default-cell-style-name="ce53"/>
        <table:table-column table:style-name="co18" table:default-cell-style-name="ce56"/>
        <table:table-column table:style-name="co19" table:default-cell-style-name="ce58"/>
        <table:table-column table:style-name="co20" table:default-cell-style-name="ce53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20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20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6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6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/04/2009</text:date>, <text:time>15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4-01T15:51:35</dc:date>
    <dc:language>en-US</dc:language>
    <meta:editing-cycles>228</meta:editing-cycles>
    <meta:editing-duration>PT291H49M49S</meta:editing-duration>
    <meta:document-statistic meta:table-count="8" meta:cell-count="1093" meta:object-count="0"/>
    <meta:user-defined meta:name="Info 1"/>
    <meta:user-defined meta:name="Info 2"/>
    <meta:user-defined meta:name="Info 3"/>
    <meta:user-defined meta:name="Info 4"/>
  </office:meta>
</office:document-meta>
</file>